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3.941cm"/>
    </style:style>
    <style:style style:name="co7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9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order-left="0.74pt solid #000000" fo:border-right="0.74pt solid #000000" fo:border-top="none"/>
    </style:style>
    <style:style style:name="ce4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style:diagonal-bl-tr="none"/>
    </style:style>
    <style:style style:name="ce51" style:family="table-cell" style:parent-style-name="Default">
      <style:table-cell-properties fo:border-bottom="none" fo:background-color="#2a6099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8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/>
    </style:style>
    <style:style style:name="ce60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1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6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style:diagonal-bl-tr="none" fo:border="none"/>
    </style:style>
    <style:style style:name="ce63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4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30" style:family="table-cell" style:parent-style-name="Default" style:data-style-name="N4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1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 style:data-style-name="N4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visibility="collapse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HASE NUM</text:p>
          </table:table-cell>
          <table:table-cell table:style-name="ce1" office:value-type="string" calcext:value-type="string">
            <text:p>PHASE</text:p>
          </table:table-cell>
          <table:table-cell table:style-name="ce6"/>
          <table:table-cell table:style-name="ce6" office:value-type="string" calcext:value-type="string">
            <text:p>QUI ?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ambitio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F2]=0 ;[.O9]; IF([.F2]=[.O10];2;IF([.F2]=2;[.O11];[.O12])))" office:value-type="string" office:string-value="après coup" calcext:value-type="string">
            <text:p>après coup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mour courtois</text:p>
          </table:table-cell>
          <table:table-cell table:style-name="ce17" office:value-type="float" office:value="1" calcext:value-type="float">
            <text:p>1</text:p>
          </table:table-cell>
          <table:table-cell table:style-name="ce3" table:formula="of:=IF([.D3]=0 ;[.O10]; IF([.D3]=[.O11];2;IF([.D3]=2;[.O12];[.O12])))" office:value-type="string" office:string-value="pendant coup adv" calcext:value-type="string">
            <text:p>pendant coup adv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table-cell table:style-name="ce38" office:value-type="string" calcext:value-type="string" table:number-columns-spanned="1" table:number-rows-spanned="5">
            <text:p>ÉTAT :</text:p>
          </table:table-cell>
          <table:table-cell table:style-name="ce51" office:value-type="string" calcext:value-type="string">
            <text:p>en attente de tes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mphétamines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4]=0 ;[.O11]; IF([.D4]=[.O12];2;IF([.D4]=2;[.O12];[.O17])))" office:value-type="string" office:string-value="pendant coup adv" calcext:value-type="string">
            <text:p>pendant coup adv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39"/>
          <table:table-cell table:style-name="ce52" office:value-type="string" calcext:value-type="string">
            <text:p>fai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nge gardien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D5]=0 ;[.O12]; IF([.D5]=[.O12];2;IF([.D5]=2;[.O17];[.O18])))" office:value-type="float" office:value="3" calcext:value-type="float">
            <text:p>3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0"/>
          <table:table-cell table:style-name="ce53" office:value-type="string" calcext:value-type="string">
            <text:p>en cours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nnulatio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6]=0 ;[.O12]; IF([.D6]=[.O17];2;IF([.D6]=2;[.O18];[.O19])))" office:value-type="float" office:value="5" calcext:value-type="float">
            <text:p>5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0"/>
          <table:table-cell table:style-name="ce60" office:value-type="string" calcext:value-type="string">
            <text:p>refusé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nti-gang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.D7]=0 ;[.O17]; IF([.D7]=[.O18];2;IF([.D7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61" office:value-type="string" calcext:value-type="string">
            <text:p>a faire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parthei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D8]=0 ;[.O18]; IF([.D8]=[.O19];2;IF([.D8]=2;[.O20];[.O17])))" office:value-type="float" office:value="6" calcext:value-type="float">
            <text:p>6</text:p>
          </table:table-cell>
          <table:table-cell table:style-name="ce6" table:number-columns-repeated="3"/>
          <table:table-cell table:style-name="ce9"/>
          <table:table-cell table:number-columns-repeated="1013"/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sil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9]=0 ;[.O19]; IF([.D9]=[.O20];2;IF([.D9]=2;[.O17];[.O18])))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6"/>
          <table:table-cell table:style-name="ce9"/>
          <table:table-cell/>
          <table:table-cell table:style-name="ce41" office:value-type="string" calcext:value-type="string" table:number-columns-spanned="1" table:number-rows-spanned="5">
            <text:p>PHASE :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avant coup 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ttentat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10]=0 ;[.O20]; IF([.D10]=[.O17];2;IF([.D10]=2;[.O18];[.O19])))" office:value-type="float" office:value="5" calcext:value-type="float">
            <text:p>5</text:p>
          </table:table-cell>
          <table:table-cell table:style-name="ce6" table:number-columns-repeated="2"/>
          <table:table-cell table:style-name="ce8"/>
          <table:table-cell table:style-name="ce9"/>
          <table:table-cell/>
          <table:covered-table-cell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remplacement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utodéfense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11]=0 ;[.O17]; IF([.D11]=[.O18];2;IF([.D11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2" calcext:value-type="float">
            <text:p>2</text:p>
          </table:table-cell>
          <table:table-cell table:style-name="ce65" office:value-type="string" calcext:value-type="string">
            <text:p>après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avion privé</text:p>
          </table:table-cell>
          <table:table-cell table:style-name="ce17" office:value-type="float" office:value="1" calcext:value-type="float">
            <text:p>1</text:p>
          </table:table-cell>
          <table:table-cell table:style-name="ce3" table:formula="of:=IF([.D12]=0 ;[.O18]; IF([.D12]=[.O19];2;IF([.D12]=2;[.O20];[.O19])))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covered-table-cell/>
          <table:table-cell table:style-name="ce23" office:value-type="float" office:value="3" calcext:value-type="float">
            <text:p>3</text:p>
          </table:table-cell>
          <table:table-cell table:style-name="ce65" office:value-type="string" calcext:value-type="string">
            <text:p>pendant coup adv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adaboum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]=0 ;[.O19]; IF([.D13]=[.O20];2;IF([.D13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6"/>
          <table:table-cell table:style-name="ce24" office:value-type="float" office:value="4" calcext:value-type="float">
            <text:p>4</text:p>
          </table:table-cell>
          <table:table-cell table:style-name="ce66" office:value-type="string" calcext:value-type="string">
            <text:p>tout le temp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anzaï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4]=0 ;[.O20]; IF([.D14]=[.O19];2;IF([.D14]=2;[.O20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arrica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5]=0 ;[.O19]; IF([.D15]=[.O20];2;IF([.D15]=2;[.O20];[.O24])))" office:value-type="float" office:value="140" calcext:value-type="float">
            <text:p>140</text:p>
          </table:table-cell>
          <table:table-cell table:style-name="ce6"/>
          <table:table-cell table:style-name="ce7"/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ombar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6]=0 ;[.O20]; IF([.D16]=[.O20];2;IF([.D16]=2;[.O24];[.O25])))" office:value-type="float" office:value="0" calcext:value-type="float">
            <text:p>0</text:p>
          </table:table-cell>
          <table:table-cell table:style-name="ce6"/>
          <table:table-cell table:style-name="ce7"/>
          <table:table-cell table:number-columns-repeated="4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b cartes</text:p>
          </table:table-cell>
          <table:table-cell table:style-name="ce1" office:value-type="string" calcext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ombe atomiqu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7]=0 ;[.O20]; IF([.D17]=[.O24];2;IF([.D17]=2;[.O25];[.O26])))" office:value-type="float" office:value="0" calcext:value-type="float">
            <text:p>0</text:p>
          </table:table-cell>
          <table:table-cell table:style-name="ce6"/>
          <table:table-cell table:style-name="ce7" office:value-type="string" calcext:value-type="string">
            <text:p>Louis</text:p>
          </table:table-cell>
          <table:table-cell table:number-columns-repeated="3"/>
          <table:table-cell table:style-name="ce13" office:value-type="string" calcext:value-type="string" table:number-columns-spanned="1" table:number-rows-spanned="4">
            <text:p>QUI ?</text:p>
          </table:table-cell>
          <table:table-cell table:style-name="ce22" office:value-type="string" calcext:value-type="string">
            <text:p>Anthony</text:p>
          </table:table-cell>
          <table:table-cell table:style-name="ce22" table:formula="of:=COUNTIF([.I2:.I141];[.N17])" office:value-type="float" office:value="6" calcext:value-type="float">
            <text:p>6</text:p>
          </table:table-cell>
          <table:table-cell table:style-name="ce30" table:formula="of:=[.O17]/[.O24]" office:value-type="float" office:value="0.0428571428571429" calcext:value-type="float">
            <text:p>0,04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onnes copines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F([.D18]=0 ;[.O24]; IF([.D18]=[.O25];2;IF([.D18]=2;[.O26];[.O27])))" office:value-type="float" office:value="0" calcext:value-type="float">
            <text:p>0</text:p>
          </table:table-cell>
          <table:table-cell table:style-name="ce6"/>
          <table:table-cell table:style-name="ce7" office:value-type="string" calcext:value-type="string">
            <text:p>Anthony</text:p>
          </table:table-cell>
          <table:table-cell table:number-columns-repeated="3"/>
          <table:covered-table-cell table:style-name="ce11"/>
          <table:table-cell table:style-name="ce23" office:value-type="string" calcext:value-type="string">
            <text:p>Léo</text:p>
          </table:table-cell>
          <table:table-cell table:style-name="ce23" table:formula="of:=COUNTIF([.I3:.I142];[.N18])" office:value-type="float" office:value="3" calcext:value-type="float">
            <text:p>3</text:p>
          </table:table-cell>
          <table:table-cell table:style-name="ce30" table:formula="of:=[.O18]/[.O24]" office:value-type="float" office:value="0.0214285714285714" calcext:value-type="float">
            <text:p>0,0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onnet d’â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9]=0 ;[.O25]; IF([.D19]=[.O26];2;IF([.D19]=2;[.O27];[.O28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1"/>
          <table:table-cell table:style-name="ce23" office:value-type="string" calcext:value-type="string">
            <text:p>Louis</text:p>
          </table:table-cell>
          <table:table-cell table:style-name="ce23" table:formula="of:=COUNTIF([.I4:.I143];[.N19])" office:value-type="float" office:value="5" calcext:value-type="float">
            <text:p>5</text:p>
          </table:table-cell>
          <table:table-cell table:style-name="ce30" table:formula="of:=[.O19]/[.O24]" office:value-type="float" office:value="0.0357142857142857" calcext:value-type="float">
            <text:p>0,04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ouche d’égou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0]=0 ;[.O26]; IF([.D20]=[.O27];2;IF([.D20]=2;[.O28];[.O29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2"/>
          <table:table-cell table:style-name="ce24" office:value-type="string" calcext:value-type="string">
            <text:p>Quentin</text:p>
          </table:table-cell>
          <table:table-cell table:style-name="ce24" table:formula="of:=COUNTIF([.I5:.I144];[.N20])" office:value-type="float" office:value="1" calcext:value-type="float">
            <text:p>1</text:p>
          </table:table-cell>
          <table:table-cell table:style-name="ce31" table:formula="of:=[.O20]/[.O24]" office:value-type="float" office:value="0.00714285714285714" calcext:value-type="float">
            <text:p>0,0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ouc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1]=0 ;[.O27]; IF([.D21]=[.O28];2;IF([.D21]=2;[.O29];[.O30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4"/>
          <table:table-cell table:style-name="ce25" office:value-type="string" calcext:value-type="string">
            <text:p>Somme</text:p>
          </table:table-cell>
          <table:table-cell table:style-name="ce25" table:formula="of:=SUM([.O17:.O20])" office:value-type="float" office:value="15" calcext:value-type="float">
            <text:p>15</text:p>
          </table:table-cell>
          <table:table-cell table:style-name="ce32" table:formula="of:=SUM([.P17:.P20])" office:value-type="float" office:value="0.107142857142857" calcext:value-type="float">
            <text:p>0,1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bo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2]=0 ;[.O28]; IF([.D22]=[.O29];2;IF([.D22]=2;[.O30];[.O31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rigade lé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3]=0 ;[.O29]; IF([.D23]=[.O30];2;IF([.D23]=2;[.O31];[.O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brouillard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4]=0 ;[.O30]; IF([.D24]=[.O31];2;IF([.D24]=2;[.O32];[.O3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3"/>
          <table:table-cell table:style-name="ce26" office:value-type="string" calcext:value-type="string">
            <text:p>Nb cartes :</text:p>
          </table:table-cell>
          <table:table-cell table:style-name="ce1" table:formula="of:=COUNT([.D2:.D141])"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amouflet</text:p>
          </table:table-cell>
          <table:table-cell table:style-name="ce1" office:value-type="float" office:value="4" calcext:value-type="float">
            <text:p>4</text:p>
          </table:table-cell>
          <table:table-cell table:style-name="ce5" table:formula="of:=IF([.D25]=0 ;[.O31]; IF([.D25]=[.O32];2;IF([.D25]=2;[.O33];[.O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anniba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6]=0 ;[.O32]; IF([.D26]=[.O33];2;IF([.D26]=2;[.O34];[.O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cassa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7]=0 ;[.O33]; IF([.D27]=[.O34];2;IF([.D27]=2;[.O35];[.O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avalca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8]=0 ;[.O34]; IF([.D28]=[.O35];2;IF([.D28]=2;[.O36];[.O3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cavalier suici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9]=0 ;[.O35]; IF([.D29]=[.O36];2;IF([.D29]=2;[.O37];[.O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essez le f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0]=0 ;[.O36]; IF([.D30]=[.O37];2;IF([.D30]=2;[.O38];[.O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hameau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31]=0 ;[.O37]; IF([.D31]=[.O38];2;IF([.D31]=2;[.O39];[.O40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changez vos cava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2]=0 ;[.O38]; IF([.D32]=[.O39];2;IF([.D32]=2;[.O40];[.O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har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3]=0 ;[.O39]; IF([.D33]=[.O40];2;IF([.D33]=2;[.O41];[.O4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chasse nei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4]=0 ;[.O40]; IF([.D34]=[.O41];2;IF([.D34]=2;[.O42];[.O4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heval fou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35]=0 ;[.O41]; IF([.D35]=[.O42];2;IF([.D35]=2;[.O43];[.O44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chrono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6]=0 ;[.O42]; IF([.D36]=[.O43];2;IF([.D36]=2;[.O44];[.O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cohabit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7]=0 ;[.O43]; IF([.D37]=[.O44];2;IF([.D37]=2;[.O45];[.O4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contrordr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38]=0 ;[.O44]; IF([.D38]=[.O45];2;IF([.D38]=2;[.O46];[.O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oup d’é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9]=0 ;[.O45]; IF([.D39]=[.O46];2;IF([.D39]=2;[.O47];[.O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coup de balai</text:p>
          </table:table-cell>
          <table:table-cell table:style-name="ce5" office:value-type="string" calcext:value-type="string">
            <text:p>0 et 2</text:p>
          </table:table-cell>
          <table:table-cell table:style-name="ce5" table:formula="of:=IF([.D40]=0 ;[.O46]; IF([.D40]=[.O47];2;IF([.D40]=2;[.O48];[.O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oup doub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1]=0 ;[.O47]; IF([.D41]=[.O48];2;IF([.D41]=2;[.O49];[.O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rab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2]=0 ;[.O48]; IF([.D42]=[.O49];2;IF([.D42]=2;[.O50];[.O5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crazy hors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3]=0 ;[.O49]; IF([.D43]=[.O50];2;IF([.D43]=2;[.O51];[.O5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cylind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4]=0 ;[.O50]; IF([.D44]=[.O51];2;IF([.D44]=2;[.O52];[.O5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dalai lama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45]=0 ;[.O51]; IF([.D45]=[.O52];2;IF([.D45]=2;[.O53];[.O5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6]=0 ;[.O52]; IF([.D46]=[.O53];2;IF([.D46]=2;[.O54];[.O5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désintégration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47]=0 ;[.O53]; IF([.D47]=[.O54];2;IF([.D47]=2;[.O55];[.O56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dik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8]=0 ;[.O54]; IF([.D48]=[.O55];2;IF([.D48]=2;[.O56];[.O5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donne-moi ta mai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49]=0 ;[.O55]; IF([.D49]=[.O56];2;IF([.D49]=2;[.O57];[.O5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douan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0]=0 ;[.O56]; IF([.D50]=[.O57];2;IF([.D50]=2;[.O58];[.O5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double j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1]=0 ;[.O57]; IF([.D51]=[.O58];2;IF([.D51]=2;[.O59];[.O6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double to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2]=0 ;[.O58]; IF([.D52]=[.O59];2;IF([.D52]=2;[.O60];[.O6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oublur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3]=0 ;[.O59]; IF([.D53]=[.O60];2;IF([.D53]=2;[.O61];[.O6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droits d’aut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4]=0 ;[.O60]; IF([.D54]=[.O61];2;IF([.D54]=2;[.O62];[.O6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duel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5]=0 ;[.O61]; IF([.D55]=[.O62];2;IF([.D55]=2;[.O63];[.O6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écuri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6]=0 ;[.O62]; IF([.D56]=[.O63];2;IF([.D56]=2;[.O64];[.O6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électrochoc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7]=0 ;[.O63]; IF([.D57]=[.O64];2;IF([.D57]=2;[.O65];[.O6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élément incontrôl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8]=0 ;[.O64]; IF([.D58]=[.O65];2;IF([.D58]=2;[.O66];[.O6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encéphalopathie spongiforme équi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9]=0 ;[.O65]; IF([.D59]=[.O66];2;IF([.D59]=2;[.O67];[.O6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estafet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0]=0 ;[.O66]; IF([.D60]=[.O67];2;IF([.D60]=2;[.O68];[.O6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exil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61]=0 ;[.O67]; IF([.D61]=[.O68];2;IF([.D61]=2;[.O69];[.O7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fantoc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2]=0 ;[.O68]; IF([.D62]=[.O69];2;IF([.D62]=2;[.O70];[.O7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favori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3]=0 ;[.O69]; IF([.D63]=[.O70];2;IF([.D63]=2;[.O71];[.O7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fou réfléchi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4]=0 ;[.O70]; IF([.D64]=[.O71];2;IF([.D64]=2;[.O72];[.O7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fray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5]=0 ;[.O71]; IF([.D65]=[.O72];2;IF([.D65]=2;[.O73];[.O7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fringa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6]=0 ;[.O72]; IF([.D66]=[.O73];2;IF([.D66]=2;[.O74];[.O7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fus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7]=0 ;[.O73]; IF([.D67]=[.O74];2;IF([.D67]=2;[.O75];[.O7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grosse dépri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8]=0 ;[.O74]; IF([.D68]=[.O75];2;IF([.D68]=2;[.O76];[.O7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gueules casé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69]=0 ;[.O75]; IF([.D69]=[.O76];2;IF([.D69]=2;[.O77];[.O7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hallucination passa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0]=0 ;[.O76]; IF([.D70]=[.O77];2;IF([.D70]=2;[.O78];[.O7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homme de paill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71]=0 ;[.O77]; IF([.D71]=[.O78];2;IF([.D71]=2;[.O79];[.O8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imitat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2]=0 ;[.O78]; IF([.D72]=[.O79];2;IF([.D72]=2;[.O80];[.O8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infiltr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3]=0 ;[.O79]; IF([.D73]=[.O80];2;IF([.D73]=2;[.O81];[.O8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ngér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4]=0 ;[.O80]; IF([.D74]=[.O81];2;IF([.D74]=2;[.O82];[.O8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inond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5]=0 ;[.O81]; IF([.D75]=[.O82];2;IF([.D75]=2;[.O83];[.O8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je pass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6]=0 ;[.O82]; IF([.D76]=[.O83];2;IF([.D76]=2;[.O84];[.O8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kangour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7]=0 ;[.O83]; IF([.D77]=[.O84];2;IF([.D77]=2;[.O85];[.O8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kidnapping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8]=0 ;[.O84]; IF([.D78]=[.O85];2;IF([.D78]=2;[.O86];[.O8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la case qui rend f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9]=0 ;[.O85]; IF([.D79]=[.O86];2;IF([.D79]=2;[.O87];[.O8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las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0]=0 ;[.O86]; IF([.D80]=[.O87];2;IF([.D80]=2;[.O88];[.O8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magnét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1]=0 ;[.O87]; IF([.D81]=[.O88];2;IF([.D81]=2;[.O89];[.O9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mais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2]=0 ;[.O88]; IF([.D82]=[.O89];2;IF([.D82]=2;[.O90];[.O9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majoret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3]=0 ;[.O89]; IF([.D83]=[.O90];2;IF([.D83]=2;[.O91];[.O9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modesti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4]=0 ;[.O90]; IF([.D84]=[.O91];2;IF([.D84]=2;[.O92];[.O9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neutralit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5]=0 ;[.O91]; IF([.D85]=[.O92];2;IF([.D85]=2;[.O93];[.O9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niet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6]=0 ;[.O92]; IF([.D86]=[.O93];2;IF([.D86]=2;[.O94];[.O9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7]=0 ;[.O93]; IF([.D87]=[.O94];2;IF([.D87]=2;[.O95];[.O9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non violen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8]=0 ;[.O94]; IF([.D88]=[.O95];2;IF([.D88]=2;[.O96];[.O9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oh, darling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9]=0 ;[.O95]; IF([.D89]=[.O96];2;IF([.D89]=2;[.O97];[.O9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ol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0]=0 ;[.O96]; IF([.D90]=[.O97];2;IF([.D90]=2;[.O98];[.O9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omerta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1]=0 ;[.O97]; IF([.D91]=[.O98];2;IF([.D91]=2;[.O99];[.O10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on ne vit que deux foi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2]=0 ;[.O98]; IF([.D92]=[.O99];2;IF([.D92]=2;[.O100];[.O10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origine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3]=0 ;[.O99]; IF([.D93]=[.O100];2;IF([.D93]=2;[.O101];[.O10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rachutis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4]=0 ;[.O100]; IF([.D94]=[.O101];2;IF([.D94]=2;[.O102];[.O10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ranoïa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5]=0 ;[.O101]; IF([.D95]=[.O102];2;IF([.D95]=2;[.O103];[.O10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 de deu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6]=0 ;[.O102]; IF([.D96]=[.O103];2;IF([.D96]=2;[.O104];[.O10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 ques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7]=0 ;[.O103]; IF([.D97]=[.O104];2;IF([.D97]=2;[.O105];[.O10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égas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8]=0 ;[.O104]; IF([.D98]=[.O105];2;IF([.D98]=2;[.O106];[.O10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erc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9]=0 ;[.O105]; IF([.D99]=[.O106];2;IF([.D99]=2;[.O107];[.O10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ériph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0]=0 ;[.O106]; IF([.D100]=[.O107];2;IF([.D100]=2;[.O108];[.O10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iti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01]=0 ;[.O107]; IF([.D101]=[.O108];2;IF([.D101]=2;[.O109];[.O11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lanqu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2]=0 ;[.O108]; IF([.D102]=[.O109];2;IF([.D102]=2;[.O110];[.O11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pois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3]=0 ;[.O109]; IF([.D103]=[.O110];2;IF([.D103]=2;[.O111];[.O11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poube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4]=0 ;[.O110]; IF([.D104]=[.O111];2;IF([.D104]=2;[.O112];[.O11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pouss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5]=0 ;[.O111]; IF([.D105]=[.O112];2;IF([.D105]=2;[.O113];[.O11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princess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06]=0 ;[.O112]; IF([.D106]=[.O113];2;IF([.D106]=2;[.O114];[.O115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promotion à l’ancien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7]=0 ;[.O113]; IF([.D107]=[.O114];2;IF([.D107]=2;[.O115];[.O11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promotion au méri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8]=0 ;[.O114]; IF([.D108]=[.O115];2;IF([.D108]=2;[.O116];[.O11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provoc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9]=0 ;[.O115]; IF([.D109]=[.O116];2;IF([.D109]=2;[.O117];[.O11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psychopat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0]=0 ;[.O116]; IF([.D110]=[.O117];2;IF([.D110]=2;[.O118];[.O11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quadri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11]=0 ;[.O117]; IF([.D111]=[.O118];2;IF([.D111]=2;[.O119];[.O1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quatre coins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F([.D112]=0 ;[.O118]; IF([.D112]=[.O119];2;IF([.D112]=2;[.O120];[.O12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que nenni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3]=0 ;[.O119]; IF([.D113]=[.O120];2;IF([.D113]=2;[.O121];[.O12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raton lav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4]=0 ;[.O120]; IF([.D114]=[.O121];2;IF([.D114]=2;[.O122];[.O12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rebelote et dix de fer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15]=0 ;[.O121]; IF([.D115]=[.O122];2;IF([.D115]=2;[.O123];[.O12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rég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16]=0 ;[.O122]; IF([.D116]=[.O123];2;IF([.D116]=2;[.O124];[.O12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remor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7]=0 ;[.O123]; IF([.D117]=[.O124];2;IF([.D117]=2;[.O125];[.O12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représaill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8]=0 ;[.O124]; IF([.D118]=[.O125];2;IF([.D118]=2;[.O126];[.O12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rigolo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9]=0 ;[.O125]; IF([.D119]=[.O126];2;IF([.D119]=2;[.O127];[.O12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roque acrobati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0]=0 ;[.O126]; IF([.D120]=[.O127];2;IF([.D120]=2;[.O128];[.O12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roque et rol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1]=0 ;[.O127]; IF([.D121]=[.O128];2;IF([.D121]=2;[.O129];[.O13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ruad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2]=0 ;[.O128]; IF([.D122]=[.O129];2;IF([.D122]=2;[.O130];[.O13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saute mout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3]=0 ;[.O129]; IF([.D123]=[.O130];2;IF([.D123]=2;[.O131];[.O1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schizophréin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24]=0 ;[.O130]; IF([.D124]=[.O131];2;IF([.D124]=2;[.O132];[.O133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serial kill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5]=0 ;[.O131]; IF([.D125]=[.O132];2;IF([.D125]=2;[.O133];[.O1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i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6]=0 ;[.O132]; IF([.D126]=[.O133];2;IF([.D126]=2;[.O134];[.O1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toi aussi, mon fils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7]=0 ;[.O133]; IF([.D127]=[.O134];2;IF([.D127]=2;[.O135];[.O1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tour de fad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28]=0 ;[.O134]; IF([.D128]=[.O135];2;IF([.D128]=2;[.O136];[.O137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tournez manèg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9]=0 ;[.O135]; IF([.D129]=[.O136];2;IF([.D129]=2;[.O137];[.O1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trahiso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0]=0 ;[.O136]; IF([.D130]=[.O137];2;IF([.D130]=2;[.O138];[.O1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trapp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1]=0 ;[.O137]; IF([.D131]=[.O138];2;IF([.D131]=2;[.O139];[.O14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trou noi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2]=0 ;[.O138]; IF([.D132]=[.O139];2;IF([.D132]=2;[.O140];[.O1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/>
          <table:table-cell table:style-name="ce27"/>
          <table:table-cell table:style-name="ce14"/>
          <table:table-cell table:number-columns-repeated="1009"/>
        </table:table-row>
        <table:table-row table:style-name="ro1">
          <table:table-cell table:number-columns-repeated="3"/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urbanism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3]=0 ;[.O139]; IF([.D133]=[.O140];2;IF([.D133]=2;[.O141];[.O142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vampirism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4]=0 ;[.O140]; IF([.D134]=[.O141];2;IF([.D134]=2;[.O142];[.O143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vautour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5]=0 ;[.O141]; IF([.D135]=[.O142];2;IF([.D135]=2;[.O143];[.O14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vergla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6]=0 ;[.O142]; IF([.D136]=[.O143];2;IF([.D136]=2;[.O144];[.O1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visites officielles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7]=0 ;[.O143]; IF([.D137]=[.O144];2;IF([.D137]=2;[.O145];[.O146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Quentin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vous en êtes un autre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38]=0 ;[.O144]; IF([.D138]=[.O145];2;IF([.D138]=2;[.O146];[.O1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voyage astral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9]=0 ;[.O145]; IF([.D139]=[.O146];2;IF([.D139]=2;[.O147];[.O1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voyanc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40]=0 ;[.O146]; IF([.D140]=[.O147];2;IF([.D140]=2;[.O148];[.O1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zombies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41]=0 ;[.O147]; IF([.D141]=[.O148];2;IF([.D141]=2;[.O149];[.O1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E2:Feuille1.E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08:49:01.772589811</meta:creation-date>
    <dc:date>2023-01-27T03:38:42.896431558</dc:date>
    <meta:editing-duration>PT7H18M8S</meta:editing-duration>
    <meta:editing-cycles>25</meta:editing-cycles>
    <meta:generator>LibreOffice/7.3.7.2$Linux_X86_64 LibreOffice_project/30$Build-2</meta:generator>
    <meta:document-statistic meta:table-count="1" meta:cell-count="618" meta:object-count="0"/>
  </office:meta>
</office:document-meta>
</file>